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9.65pt"/>
    </style:style>
    <style:style style:name="co2" style:family="table-column">
      <style:table-column-properties fo:break-before="auto" style:column-width="336.5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64.73pt" svg:y="14448.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700.78pt" svg:y="9957.5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4"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09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2.59pt" draw:z-index="4" draw:style-name="gr3" draw:text-style-name="P3" svg:width="39.74pt" svg:height="15.05pt" svg:x="22.08pt" svg:y="19.96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9.78pt" draw:z-index="5" draw:style-name="gr3" draw:text-style-name="P3" svg:width="39.49pt" svg:height="15.05pt" svg:x="64.26pt" svg:y="17.15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1">00/00/0000</text:date>, <text:time style:data-style-name="N2" text:time-value="08:34:58.7980605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0-21T16:21:25.432407921</dc:date>
    <meta:editing-duration>P73DT21H49M28S</meta:editing-duration>
    <meta:editing-cycles>2988</meta:editing-cycles>
    <meta:generator>LibreOffice/6.0.7.3$Linux_X86_64 LibreOffice_project/00m0$Build-3</meta:generator>
    <meta:document-statistic meta:table-count="3" meta:cell-count="523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